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8b2" officeooo:paragraph-rsid="0006a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/Downloads/pycharm-community-2018.1.2/helpers/pydev/tests_pydevd_python/_debugger_case_remote_1.py: <text:s text:c="3"/>import subprocess</text:p>
      <text:p text:style-name="P1">./Downloads/pycharm-community-2018.1.2/helpers/pydev/tests_pydevd_python/_debugger_case_remote_1.py: <text:s text:c="3"/>subprocess.check_call([sys.executable, '-u', f])</text:p>
      <text:p text:style-name="P1">./Downloads/pycharm-community-2018.1.2/helpers/pydev/tests_pydevd_python/debugger_unittest.py:import subprocess</text:p>
      <text:p text:style-name="P1">./Downloads/pycharm-community-2018.1.2/helpers/pydev/tests_pydevd_python/debugger_unittest.py: <text:s text:c="7"/>process = subprocess.Popen(</text:p>
      <text:p text:style-name="P1">./Downloads/pycharm-community-2018.1.2/helpers/pydev/tests_pydevd_python/debugger_unittest.py: <text:s text:c="11"/>stdout=subprocess.PIPE,</text:p>
      <text:p text:style-name="P1">./Downloads/pycharm-community-2018.1.2/helpers/pydev/tests_pydevd_python/debugger_unittest.py: <text:s text:c="11"/>stderr=subprocess.STDOUT,</text:p>
      <text:p text:style-name="P1">^C</text:p>
      <text:p text:style-name="P1">sessitra@VTA010L:~$ ls</text:p>
      <text:p text:style-name="P1">AVD_GUI <text:s text:c="8"/>Documents <text:s text:c="8"/>Music <text:s text:c="11"/>Pictures <text:s text:c="7"/>Templates</text:p>
      <text:p text:style-name="P1">AVD_GUI.tar.gz <text:s/>Downloads <text:s text:c="8"/>name_mangle.py <text:s text:c="2"/>Public <text:s text:c="9"/>Videos</text:p>
      <text:p text:style-name="P1">Demo_Login <text:s text:c="5"/>examples.desktop <text:s/>name_mangle.pyc <text:s/>telent_demo.py</text:p>
      <text:p text:style-name="P1">Desktop <text:s text:c="8"/>Login <text:s text:c="12"/>phone_nos.py <text:s text:c="4"/>telnet_demo.py</text:p>
      <text:p text:style-name="P1">sessitra@VTA010L:~$ cd Demo_Login/</text:p>
      <text:p text:style-name="P1">sessitra@VTA010L:~/Demo_Login$ ls</text:p>
      <text:p text:style-name="P1">Demo_Login <text:s/>manage.py <text:s/>venv</text:p>
      <text:p text:style-name="P1">sessitra@VTA010L:~/Demo_Login$ cd ..</text:p>
      <text:p text:style-name="P1">sessitra@VTA010L:~$ ls</text:p>
      <text:p text:style-name="P1">AVD_GUI <text:s text:c="8"/>Documents <text:s text:c="8"/>Music <text:s text:c="11"/>Pictures <text:s text:c="7"/>Templates</text:p>
      <text:p text:style-name="P1">AVD_GUI.tar.gz <text:s/>Downloads <text:s text:c="8"/>name_mangle.py <text:s text:c="2"/>Public <text:s text:c="9"/>Videos</text:p>
      <text:p text:style-name="P1">Demo_Login <text:s text:c="5"/>examples.desktop <text:s/>name_mangle.pyc <text:s/>telent_demo.py</text:p>
      <text:p text:style-name="P1">Desktop <text:s text:c="8"/>Login <text:s text:c="12"/>phone_nos.py <text:s text:c="4"/>telnet_demo.py</text:p>
      <text:p text:style-name="P1">sessitra@VTA010L:~$ cd Login/</text:p>
      <text:p text:style-name="P1">sessitra@VTA010L:~/Login$ ls</text:p>
      <text:p text:style-name="P1">login.py <text:s/>templates</text:p>
      <text:p text:style-name="P1">sessitra@VTA010L:~/Login$ grep -r subprocess ./*</text:p>
      <text:p text:style-name="P1">sessitra@VTA010L:~/Login$ clear</text:p>
      <text:p text:style-name="P1"/>
      <text:p text:style-name="P1">sessitra@VTA010L:~/Login$ cd ~</text:p>
      <text:p text:style-name="P1">sessitra@VTA010L:~$ mysql -u root -p</text:p>
      <text:p text:style-name="P1">Enter password: </text:p>
      <text:p text:style-name="P1">Welcome to the MySQL monitor. <text:s/>Commands end with ; or \g.</text:p>
      <text:p text:style-name="P1">Your MySQL connection id is 5</text:p>
      <text:p text:style-name="P1">Server version: 5.7.22-0ubuntu0.16.04.1 (Ubuntu)</text:p>
      <text:p text:style-name="P1"/>
      <text:p text:style-name="P1">Copyright (c) 2000, 2018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databases;</text:p>
      <text:p text:style-name="P1"><text:soft-page-break/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sql <text:s text:c="13"/>|</text:p>
      <text:p text:style-name="P1">| performance_schema |</text:p>
      <text:p text:style-name="P1">| students <text:s text:c="10"/>|</text:p>
      <text:p text:style-name="P1">| sys <text:s text:c="15"/>|</text:p>
      <text:p text:style-name="P1">+--------------------+</text:p>
      <text:p text:style-name="P1">5 rows in set (0.03 sec)</text:p>
      <text:p text:style-name="P1"/>
      <text:p text:style-name="P1">mysql&gt; use students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---+</text:p>
      <text:p text:style-name="P1">| Tables_in_students |</text:p>
      <text:p text:style-name="P1">+--------------------+</text:p>
      <text:p text:style-name="P1">| student_info <text:s text:c="6"/>|</text:p>
      <text:p text:style-name="P1">+--------------------+</text:p>
      <text:p text:style-name="P1">1 row in set (0.00 sec)</text:p>
      <text:p text:style-name="P1"/>
      <text:p text:style-name="P1">mysql&gt; create table system_info (utime varchar(10), fma varchar(5));</text:p>
      <text:p text:style-name="P1">Query OK, 0 rows affected (0.34 sec)</text:p>
      <text:p text:style-name="P1"/>
      <text:p text:style-name="P1">mysql&gt; desc system_info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utime | varchar(10) | YES <text:s/>| <text:s text:c="4"/>| NULL <text:s text:c="3"/>| <text:s text:c="6"/>|</text:p>
      <text:p text:style-name="P1">| fma <text:s text:c="2"/>| varchar(5) <text:s/>| YES <text:s/>| <text:s text:c="4"/>| NULL <text:s text:c="3"/>| <text:s text:c="6"/>|</text:p>
      <text:p text:style-name="P1">+-------+-------------+------+-----+---------+-------+</text:p>
      <text:p text:style-name="P1">2 rows in set (0.00 sec)</text:p>
      <text:p text:style-name="P1"/>
      <text:p text:style-name="P1">mysql&gt; select * from system_info;</text:p>
      <text:p text:style-name="P1">Empty set (0.00 sec)</text:p>
      <text:p text:style-name="P1"/>
      <text:p text:style-name="P1">mysql&gt; select * from system_info;</text:p>
      <text:p text:style-name="P1">+--------+------+</text:p>
      <text:p text:style-name="P1">| utime <text:s/>| fma <text:s/>|</text:p>
      <text:p text:style-name="P1">+--------+------+</text:p>
      <text:p text:style-name="P1">| 13 min | 0.16 |</text:p>
      <text:p text:style-name="P1">+--------+------+</text:p>
      <text:p text:style-name="P1">1 row in set (0.00 sec)</text:p>
      <text:p text:style-name="P1"/>
      <text:p text:style-name="P1">mysql&gt; mysql&gt; select * from system_info;</text:p>
      <text:p text:style-name="P1">+--------+------+</text:p>
      <text:p text:style-name="P1">| utime <text:s/>| fma <text:s/>|</text:p>
      <text:p text:style-name="P1">+--------+------+</text:p>
      <text:p text:style-name="P1">| 13 min | 0.16 |</text:p>
      <text:p text:style-name="P1"><text:soft-page-break/>| 45 min | 0.20 |</text:p>
      <text:p text:style-name="P1">+--------+------+</text:p>
      <text:p text:style-name="P1">2 rows in set (0.00 sec)</text:p>
      <text:p text:style-name="P1"/>
      <text:p text:style-name="P1">mysql&gt; select * from system_info;</text:p>
      <text:p text:style-name="P1">+--------+------+</text:p>
      <text:p text:style-name="P1">| utime <text:s/>| fma <text:s/>|</text:p>
      <text:p text:style-name="P1">+--------+------+</text:p>
      <text:p text:style-name="P1">| 13 min | 0.16 |</text:p>
      <text:p text:style-name="P1">| 45 min | 0.20 |</text:p>
      <text:p text:style-name="P1">| 45 min | 0.15 |</text:p>
      <text:p text:style-name="P1">+--------+------+</text:p>
      <text:p text:style-name="P1">3 rows in set (0.00 sec)</text:p>
      <text:p text:style-name="P1"/>
      <text:p text:style-name="P1">mysql&gt; delete from system_info;</text:p>
      <text:p text:style-name="P1">Query OK, 3 rows affected (0.05 sec)</text:p>
      <text:p text:style-name="P1"/>
      <text:p text:style-name="P1">mysql&gt; select * from system_info;</text:p>
      <text:p text:style-name="P1">Empty set (0.00 sec)</text:p>
      <text:p text:style-name="P1"/>
      <text:p text:style-name="P1">mysql&gt; show tables;</text:p>
      <text:p text:style-name="P1">+--------------------+</text:p>
      <text:p text:style-name="P1">| Tables_in_students |</text:p>
      <text:p text:style-name="P1">+--------------------+</text:p>
      <text:p text:style-name="P1">| student_info <text:s text:c="6"/>|</text:p>
      <text:p text:style-name="P1">| system_info <text:s text:c="7"/>|</text:p>
      <text:p text:style-name="P1">+--------------------+</text:p>
      <text:p text:style-name="P1">2 rows in set (0.00 sec)</text:p>
      <text:p text:style-name="P1"/>
      <text:p text:style-name="P1">mysql&gt; drop table system_info;</text:p>
      <text:p text:style-name="P1">Query OK, 0 rows affected (0.22 sec)</text:p>
      <text:p text:style-name="P1"/>
      <text:p text:style-name="P1">mysql&gt; create table system_info (cdate varchar(25), utime varchar(10), fma varchar(5));</text:p>
      <text:p text:style-name="P1">Query OK, 0 rows affected (0.41 sec)</text:p>
      <text:p text:style-name="P1"/>
      <text:p text:style-name="P1">mysql&gt; select * from system_info;</text:p>
      <text:p text:style-name="P1">+--------------------------+--------+------+</text:p>
      <text:p text:style-name="P1">| cdate <text:s text:c="19"/>| utime <text:s/>| fma <text:s/>|</text:p>
      <text:p text:style-name="P1">+--------------------------+--------+------+</text:p>
      <text:p text:style-name="P1">| Mon May 14 18:05:53 2018 | 49 min | 0.27 |</text:p>
      <text:p text:style-name="P1">+--------------------------+--------+------+</text:p>
      <text:p text:style-name="P1">1 row in set (0.00 sec)</text:p>
      <text:p text:style-name="P1"/>
      <text:p text:style-name="P1">mysql&gt; mysql&gt; select * from system_info;</text:p>
      <text:p text:style-name="P1">+--------------------------+--------+------+</text:p>
      <text:p text:style-name="P1">| cdate <text:s text:c="19"/>| utime <text:s/>| fma <text:s/>|</text:p>
      <text:p text:style-name="P1">+--------------------------+--------+------+</text:p>
      <text:p text:style-name="P1">| Mon May 14 18:05:53 2018 | 49 min | 0.27 |</text:p>
      <text:p text:style-name="P1">| Mon May 14 18:06:15 2018 | 49 min | 0.40 |</text:p>
      <text:p text:style-name="P1">+--------------------------+--------+------+</text:p>
      <text:p text:style-name="P1">2 rows in set (0.00 sec)</text:p>
      <text:p text:style-name="P1"/>
      <text:p text:style-name="P1"><text:soft-page-break/>mysql&gt; mysql&gt; select * from system_info;</text:p>
      <text:p text:style-name="P1">+--------------------------+--------+------+</text:p>
      <text:p text:style-name="P1">| cdate <text:s text:c="19"/>| utime <text:s/>| fma <text:s/>|</text:p>
      <text:p text:style-name="P1">+--------------------------+--------+------+</text:p>
      <text:p text:style-name="P1">| Mon May 14 18:05:53 2018 | 49 min | 0.27 |</text:p>
      <text:p text:style-name="P1">| Mon May 14 18:06:15 2018 | 49 min | 0.40 |</text:p>
      <text:p text:style-name="P1">| Mon May 14 18:10:41 2018 | 53 min | 0.13 |</text:p>
      <text:p text:style-name="P1">+--------------------------+--------+------+</text:p>
      <text:p text:style-name="P1">3 rows in set (0.00 sec)</text:p>
      <text:p text:style-name="P1"/>
      <text:p text:style-name="P1">mysql&gt; select * from system_info;</text:p>
      <text:p text:style-name="P1">+--------------------------+--------+------+</text:p>
      <text:p text:style-name="P1">| cdate <text:s text:c="19"/>| utime <text:s/>| fma <text:s/>|</text:p>
      <text:p text:style-name="P1">+--------------------------+--------+------+</text:p>
      <text:p text:style-name="P1">| Mon May 14 18:05:53 2018 | 49 min | 0.27 |</text:p>
      <text:p text:style-name="P1">| Mon May 14 18:06:15 2018 | 49 min | 0.40 |</text:p>
      <text:p text:style-name="P1">| Mon May 14 18:10:41 2018 | 53 min | 0.13 |</text:p>
      <text:p text:style-name="P1">| Mon May 14 18:10:48 2018 | 53 min | 0.20 |</text:p>
      <text:p text:style-name="P1">+--------------------------+--------+------+</text:p>
      <text:p text:style-name="P1">4 rows in set (0.00 sec)</text:p>
      <text:p text:style-name="P1"/>
      <text:p text:style-name="P1">mysql&gt; select * from system_info;</text:p>
      <text:p text:style-name="P1">+--------------------------+--------+------+</text:p>
      <text:p text:style-name="P1">| cdate <text:s text:c="19"/>| utime <text:s/>| fma <text:s/>|</text:p>
      <text:p text:style-name="P1">+--------------------------+--------+------+</text:p>
      <text:p text:style-name="P1">| Mon May 14 18:05:53 2018 | 49 min | 0.27 |</text:p>
      <text:p text:style-name="P1">| Mon May 14 18:06:15 2018 | 49 min | 0.40 |</text:p>
      <text:p text:style-name="P1">| Mon May 14 18:10:41 2018 | 53 min | 0.13 |</text:p>
      <text:p text:style-name="P1">| Mon May 14 18:10:48 2018 | 53 min | 0.20 |</text:p>
      <text:p text:style-name="P1">| Mon May 14 18:10:50 2018 | 53 min | 0.18 |</text:p>
      <text:p text:style-name="P1">+--------------------------+--------+------+</text:p>
      <text:p text:style-name="P1">5 rows in set (0.00 sec)</text:p>
      <text:p text:style-name="P1"/>
      <text:p text:style-name="P1">mysql&gt; desc system_info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cdate | varchar(25) | YES <text:s/>| <text:s text:c="4"/>| NULL <text:s text:c="3"/>| <text:s text:c="6"/>|</text:p>
      <text:p text:style-name="P1">| utime | varchar(10) | YES <text:s/>| <text:s text:c="4"/>| NULL <text:s text:c="3"/>| <text:s text:c="6"/>|</text:p>
      <text:p text:style-name="P1">| fma <text:s text:c="2"/>| varchar(5) <text:s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alter table system_info modify column cdate varchar(35);</text:p>
      <text:p text:style-name="P1">Query OK, 0 rows affected (0.12 sec)</text:p>
      <text:p text:style-name="P1">Records: 0 <text:s/>Duplicates: 0 <text:s/>Warnings: 0</text:p>
      <text:p text:style-name="P1"/>
      <text:p text:style-name="P1">mysql&gt; desc system_info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cdate | varchar(35) | YES <text:s/>| <text:s text:c="4"/>| NULL <text:s text:c="3"/>| <text:s text:c="6"/>|</text:p>
      <text:p text:style-name="P1"><text:soft-page-break/>| utime | varchar(10) | YES <text:s/>| <text:s text:c="4"/>| NULL <text:s text:c="3"/>| <text:s text:c="6"/>|</text:p>
      <text:p text:style-name="P1">| fma <text:s text:c="2"/>| varchar(5) <text:s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select * from system_info;</text:p>
      <text:p text:style-name="P1">+------------------------------+--------+------+</text:p>
      <text:p text:style-name="P1">| cdate <text:s text:c="23"/>| utime <text:s/>| fma <text:s/>|</text:p>
      <text:p text:style-name="P1">+------------------------------+--------+------+</text:p>
      <text:p text:style-name="P1">| Mon May 14 18:05:53 2018 <text:s text:c="4"/>| 49 min | 0.27 |</text:p>
      <text:p text:style-name="P1">| Mon May 14 18:06:15 2018 <text:s text:c="4"/>| 49 min | 0.40 |</text:p>
      <text:p text:style-name="P1">| Mon May 14 18:10:41 2018 <text:s text:c="4"/>| 53 min | 0.13 |</text:p>
      <text:p text:style-name="P1">| Mon May 14 18:10:48 2018 <text:s text:c="4"/>| 53 min | 0.20 |</text:p>
      <text:p text:style-name="P1">| Mon May 14 18:10:50 2018 <text:s text:c="4"/>| 53 min | 0.18 |</text:p>
      <text:p text:style-name="P1">| Mon 14 May 14:07:35 BST 2018 | 23 min | 0.00 |</text:p>
      <text:p text:style-name="P1">+------------------------------+--------+------+</text:p>
      <text:p text:style-name="P1">6 rows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8:41:03.659510916</meta:creation-date>
    <dc:date>2018-05-14T18:41:47.693160599</dc:date>
    <meta:editing-duration>PT45S</meta:editing-duration>
    <meta:editing-cycles>1</meta:editing-cycles>
    <meta:document-statistic meta:table-count="0" meta:image-count="0" meta:object-count="0" meta:page-count="5" meta:paragraph-count="190" meta:word-count="1123" meta:character-count="7592" meta:non-whitespace-character-count="6216"/>
    <meta:generator>LibreOffice/5.1.6.2$Linux_X86_64 LibreOffice_project/10m0$Build-2</meta:generator>
  </office:meta>
</office:document-meta>
</file>